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" table:style-name="ta1">
        <table:shapes>
          <draw:frame draw:z-index="0" draw:style-name="gr1" draw:text-style-name="P1" svg:width="6.2988in" svg:height="3.5429in" svg:x="2.8862in" svg:y="0.3429in">
            <draw:object draw:notify-on-update-of-ranges="I.A3:I.A17 I.B2:I.B2 I.B3:I.B17 I.C2:I.C2 I.C3:I.C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39in" svg:height="3.5449in" svg:x="2.8484in" svg:y="3.9531in">
            <draw:object draw:notify-on-update-of-ranges="I.A21:I.A35 I.B20:I.B20 I.B21:I.B35 I.C20:I.C20 I.C21:I.C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39in" svg:height="3.5453in" svg:x="2.8268in" svg:y="7.7803in">
            <draw:object draw:notify-on-update-of-ranges="I.A38:I.A38 I.A39:I.A53 I.B38:I.B38 I.B39:I.B53 I.C38:I.C38 I.C39:I.C5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-BUILDING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4141" calcext:value-type="float">
            <text:p>0.004141</text:p>
          </table:table-cell>
          <table:table-cell office:value-type="float" office:value="0.00032" calcext:value-type="float">
            <text:p>0.000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13778" calcext:value-type="float">
            <text:p>0.013778</text:p>
          </table:table-cell>
          <table:table-cell office:value-type="float" office:value="0.000506" calcext:value-type="float">
            <text:p>0.00050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23948" calcext:value-type="float">
            <text:p>0.023948</text:p>
          </table:table-cell>
          <table:table-cell office:value-type="float" office:value="0.000792" calcext:value-type="float">
            <text:p>0.00079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47841" calcext:value-type="float">
            <text:p>0.047841</text:p>
          </table:table-cell>
          <table:table-cell office:value-type="float" office:value="0.000829" calcext:value-type="float">
            <text:p>0.0008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73902" calcext:value-type="float">
            <text:p>0.073902</text:p>
          </table:table-cell>
          <table:table-cell office:value-type="float" office:value="0.001077" calcext:value-type="float">
            <text:p>0.00107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103865" calcext:value-type="float">
            <text:p>0.103865</text:p>
          </table:table-cell>
          <table:table-cell office:value-type="float" office:value="0.001296" calcext:value-type="float">
            <text:p>0.00129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149599" calcext:value-type="float">
            <text:p>0.149599</text:p>
          </table:table-cell>
          <table:table-cell office:value-type="float" office:value="0.001965" calcext:value-type="float">
            <text:p>0.00196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229587" calcext:value-type="float">
            <text:p>0.229587</text:p>
          </table:table-cell>
          <table:table-cell office:value-type="float" office:value="0.002859" calcext:value-type="float">
            <text:p>0.00285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322194" calcext:value-type="float">
            <text:p>0.322194</text:p>
          </table:table-cell>
          <table:table-cell office:value-type="float" office:value="0.002199" calcext:value-type="float">
            <text:p>0.0021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375328" calcext:value-type="float">
            <text:p>0.375328</text:p>
          </table:table-cell>
          <table:table-cell office:value-type="float" office:value="0.002787" calcext:value-type="float">
            <text:p>0.00278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466008" calcext:value-type="float">
            <text:p>0.466008</text:p>
          </table:table-cell>
          <table:table-cell office:value-type="float" office:value="0.003055" calcext:value-type="float">
            <text:p>0.003055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559325" calcext:value-type="float">
            <text:p>0.559325</text:p>
          </table:table-cell>
          <table:table-cell office:value-type="float" office:value="0.003461" calcext:value-type="float">
            <text:p>0.003461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643708" calcext:value-type="float">
            <text:p>0.643708</text:p>
          </table:table-cell>
          <table:table-cell office:value-type="float" office:value="0.004047" calcext:value-type="float">
            <text:p>0.00404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903924" calcext:value-type="float">
            <text:p>0.903924</text:p>
          </table:table-cell>
          <table:table-cell office:value-type="float" office:value="0.004901" calcext:value-type="float">
            <text:p>0.00490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0.88609" calcext:value-type="float">
            <text:p>0.88609</text:p>
          </table:table-cell>
          <table:table-cell office:value-type="float" office:value="0.004309" calcext:value-type="float">
            <text:p>0.0043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FINDING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5941" calcext:value-type="float">
            <text:p>0.005941</text:p>
          </table:table-cell>
          <table:table-cell office:value-type="float" office:value="0.000205" calcext:value-type="float">
            <text:p>0.00020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00395" calcext:value-type="float">
            <text:p>0.00039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56363" calcext:value-type="float">
            <text:p>0.056363</text:p>
          </table:table-cell>
          <table:table-cell office:value-type="float" office:value="0.000649" calcext:value-type="float">
            <text:p>0.00064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93982" calcext:value-type="float">
            <text:p>0.093982</text:p>
          </table:table-cell>
          <table:table-cell office:value-type="float" office:value="0.000656" calcext:value-type="float">
            <text:p>0.00065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59078" calcext:value-type="float">
            <text:p>0.159078</text:p>
          </table:table-cell>
          <table:table-cell office:value-type="float" office:value="0.000932" calcext:value-type="float">
            <text:p>0.00093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257947" calcext:value-type="float">
            <text:p>0.257947</text:p>
          </table:table-cell>
          <table:table-cell office:value-type="float" office:value="0.001102" calcext:value-type="float">
            <text:p>0.00110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377496" calcext:value-type="float">
            <text:p>0.377496</text:p>
          </table:table-cell>
          <table:table-cell office:value-type="float" office:value="0.001435" calcext:value-type="float">
            <text:p>0.00143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516845" calcext:value-type="float">
            <text:p>0.516845</text:p>
          </table:table-cell>
          <table:table-cell office:value-type="float" office:value="0.001686" calcext:value-type="float">
            <text:p>0.00168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676863" calcext:value-type="float">
            <text:p>0.676863</text:p>
          </table:table-cell>
          <table:table-cell office:value-type="float" office:value="0.002116" calcext:value-type="float">
            <text:p>0.00211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882258" calcext:value-type="float">
            <text:p>0.882258</text:p>
          </table:table-cell>
          <table:table-cell office:value-type="float" office:value="0.002326" calcext:value-type="float">
            <text:p>0.00232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07612" calcext:value-type="float">
            <text:p>1.07612</text:p>
          </table:table-cell>
          <table:table-cell office:value-type="float" office:value="0.002662" calcext:value-type="float">
            <text:p>0.002662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1.29322" calcext:value-type="float">
            <text:p>1.29322</text:p>
          </table:table-cell>
          <table:table-cell office:value-type="float" office:value="0.002978" calcext:value-type="float">
            <text:p>0.00297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.55336" calcext:value-type="float">
            <text:p>1.55336</text:p>
          </table:table-cell>
          <table:table-cell office:value-type="float" office:value="0.003379" calcext:value-type="float">
            <text:p>0.00337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.81934" calcext:value-type="float">
            <text:p>1.81934</text:p>
          </table:table-cell>
          <table:table-cell office:value-type="float" office:value="0.003711" calcext:value-type="float">
            <text:p>0.003711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47105" calcext:value-type="float">
            <text:p>2.47105</text:p>
          </table:table-cell>
          <table:table-cell office:value-type="float" office:value="0.004171" calcext:value-type="float">
            <text:p>0.00417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-DELETING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tree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1" office:value-type="float" office:value="0.000251" calcext:value-type="float">
            <text:p>2.51E-04</text:p>
          </table:table-cell>
          <table:table-cell table:style-name="ce1" office:value-type="float" office:value="0.000182" calcext:value-type="float">
            <text:p>1.82E-0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312" calcext:value-type="float">
            <text:p>3.12E-04</text:p>
          </table:table-cell>
          <table:table-cell table:style-name="ce1" office:value-type="float" office:value="0.000356" calcext:value-type="float">
            <text:p>3.56E-0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style-name="ce1" office:value-type="float" office:value="0.000646" calcext:value-type="float">
            <text:p>6.46E-04</text:p>
          </table:table-cell>
          <table:table-cell office:value-type="float" office:value="0.000632" calcext:value-type="float">
            <text:p>0.000632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.000853" calcext:value-type="float">
            <text:p>0.000853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0.001072" calcext:value-type="float">
            <text:p>0.00107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02033" calcext:value-type="float">
            <text:p>0.002033</text:p>
          </table:table-cell>
          <table:table-cell office:value-type="float" office:value="0.002166" calcext:value-type="float">
            <text:p>0.002166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001503" calcext:value-type="float">
            <text:p>0.001503</text:p>
          </table:table-cell>
          <table:table-cell office:value-type="float" office:value="0.001751" calcext:value-type="float">
            <text:p>0.00175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02669" calcext:value-type="float">
            <text:p>0.002669</text:p>
          </table:table-cell>
          <table:table-cell office:value-type="float" office:value="0.002616" calcext:value-type="float">
            <text:p>0.002616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003928" calcext:value-type="float">
            <text:p>0.00392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04785" calcext:value-type="float">
            <text:p>0.004785</text:p>
          </table:table-cell>
          <table:table-cell office:value-type="float" office:value="0.004472" calcext:value-type="float">
            <text:p>0.004472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0.00886" calcext:value-type="float">
            <text:p>0.00886</text:p>
          </table:table-cell>
          <table:table-cell office:value-type="float" office:value="0.006339" calcext:value-type="float">
            <text:p>0.006339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07205" calcext:value-type="float">
            <text:p>0.007205</text:p>
          </table:table-cell>
          <table:table-cell office:value-type="float" office:value="0.007425" calcext:value-type="float">
            <text:p>0.007425</text:p>
          </table:table-cell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0.008978" calcext:value-type="float">
            <text:p>0.008978</text:p>
          </table:table-cell>
          <table:table-cell office:value-type="float" office:value="0.010844" calcext:value-type="float">
            <text:p>0.01084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10994" calcext:value-type="float">
            <text:p>0.010994</text:p>
          </table:table-cell>
          <table:table-cell office:value-type="float" office:value="0.00667" calcext:value-type="float">
            <text:p>0.00667</text:p>
          </table:table-cell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0.007392" calcext:value-type="float">
            <text:p>0.007392</text:p>
          </table:table-cell>
          <table:table-cell office:value-type="float" office:value="0.011177" calcext:value-type="float">
            <text:p>0.011177</text:p>
          </table:table-cell>
        </table:table-row>
      </table:table>
      <table:table table:name="II" table:style-name="ta1">
        <table:shapes>
          <draw:frame draw:z-index="0" draw:style-name="gr1" draw:text-style-name="P1" svg:width="6.298in" svg:height="3.5449in" svg:x="3.5122in" svg:y="0.2303in">
            <draw:object draw:notify-on-update-of-ranges="II.A2:II.A16 II.B1:II.B1 II.B2:II.B16 II.C1:II.C1 II.C2:II.C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bst_height</text:p>
          </table:table-cell>
          <table:table-cell office:value-type="string" calcext:value-type="string">
            <text:p>avl_height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3:13:58.3545407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2T14:47:20.957952570</dc:date>
    <meta:editing-duration>PT1H10M12S</meta:editing-duration>
    <meta:editing-cycles>4</meta:editing-cycles>
    <meta:generator>LibreOffice/7.3.2.2$Linux_X86_64 LibreOffice_project/30$Build-2</meta:generator>
    <meta:document-statistic meta:table-count="2" meta:cell-count="19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37cm" svg:y="0.316cm" chart:style-name="ch2">
          <text:p>Czasy budowania struktur</text:p>
        </chart:title>
        <chart:legend chart:legend-position="end" svg:x="14.074cm" svg:y="3.952cm" style:legend-expansion="high" chart:style-name="ch3"/>
        <chart:plot-area chart:style-name="ch4" table:cell-range-address="I.A2:I.C17" chart:data-source-has-labels="both" svg:x="1.331cm" svg:y="1.275cm" svg:width="12.423cm" svg:height="6.564cm">
          <chart:coordinate-region svg:x="2.614cm" svg:y="1.474cm" svg:width="10.998cm" svg:height="5.18cm"/>
          <chart:axis chart:dimension="x" chart:name="primary-x" chart:style-name="ch5" chartooo:axis-type="auto">
            <chartooo:date-scale/>
            <chart:title svg:x="6.321cm" svg:y="8.019cm" chart:style-name="ch6">
              <text:p>Ilość elementów</text:p>
            </chart:title>
            <chart:categories table:cell-range-address="I.A3:I.A17"/>
          </chart:axis>
          <chart:axis chart:dimension="y" chart:name="primary-y" chart:style-name="ch7">
            <chart:title svg:x="0.451cm" svg:y="5.183cm" chart:style-name="ch8">
              <text:p>Czas [s]</text:p>
            </chart:title>
            <chart:grid chart:style-name="ch9" chart:class="major"/>
          </chart:axis>
          <chart:series chart:style-name="ch10" chart:values-cell-range-address="I.B3:I.B17" chart:label-cell-address="I.B2:I.B2" chart:class="chart:line">
            <chart:data-point chart:repeated="15"/>
          </chart:series>
          <chart:series chart:style-name="ch11" chart:values-cell-range-address="I.C3:I.C17" chart:label-cell-address="I.C2:I.C2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</text:p>
                <draw:g>
                  <svg:desc>I.B2:I.B2</svg:desc>
                </draw:g>
              </table:table-cell>
              <table:table-cell office:value-type="string">
                <text:p>tree</text:p>
                <draw:g>
                  <svg:desc>I.C2:I.C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.A3:I.A17</svg:desc>
                </draw:g>
              </table:table-cell>
              <table:table-cell office:value-type="float" office:value="0.004141">
                <text:p>0.004141</text:p>
                <draw:g>
                  <svg:desc>I.B3:I.B17</svg:desc>
                </draw:g>
              </table:table-cell>
              <table:table-cell office:value-type="float" office:value="0.00032">
                <text:p>0.00032</text:p>
                <draw:g>
                  <svg:desc>I.C3:I.C17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13778">
                <text:p>0.013778</text:p>
              </table:table-cell>
              <table:table-cell office:value-type="float" office:value="0.000506">
                <text:p>0.000506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23948">
                <text:p>0.023948</text:p>
              </table:table-cell>
              <table:table-cell office:value-type="float" office:value="0.000792">
                <text:p>0.00079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47841">
                <text:p>0.047841</text:p>
              </table:table-cell>
              <table:table-cell office:value-type="float" office:value="0.000829">
                <text:p>0.00082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73902">
                <text:p>0.073902</text:p>
              </table:table-cell>
              <table:table-cell office:value-type="float" office:value="0.001077">
                <text:p>0.001077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103865">
                <text:p>0.103865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149599">
                <text:p>0.149599</text:p>
              </table:table-cell>
              <table:table-cell office:value-type="float" office:value="0.001965">
                <text:p>0.00196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229587">
                <text:p>0.229587</text:p>
              </table:table-cell>
              <table:table-cell office:value-type="float" office:value="0.002859">
                <text:p>0.00285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322194">
                <text:p>0.322194</text:p>
              </table:table-cell>
              <table:table-cell office:value-type="float" office:value="0.002199">
                <text:p>0.0021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375328">
                <text:p>0.375328</text:p>
              </table:table-cell>
              <table:table-cell office:value-type="float" office:value="0.002787">
                <text:p>0.002787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0.466008">
                <text:p>0.466008</text:p>
              </table:table-cell>
              <table:table-cell office:value-type="float" office:value="0.003055">
                <text:p>0.00305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0.559325">
                <text:p>0.559325</text:p>
              </table:table-cell>
              <table:table-cell office:value-type="float" office:value="0.003461">
                <text:p>0.003461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0.643708">
                <text:p>0.643708</text:p>
              </table:table-cell>
              <table:table-cell office:value-type="float" office:value="0.004047">
                <text:p>0.004047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0.903924">
                <text:p>0.903924</text:p>
              </table:table-cell>
              <table:table-cell office:value-type="float" office:value="0.004901">
                <text:p>0.0049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88609">
                <text:p>0.88609</text:p>
              </table:table-cell>
              <table:table-cell office:value-type="float" office:value="0.004309">
                <text:p>0.004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line" chart:style-name="ch1">
        <chart:title svg:x="3.756cm" svg:y="0.316cm" chart:style-name="ch2">
          <text:p>Czasy wyszukania wszystkich elementów</text:p>
        </chart:title>
        <chart:legend chart:legend-position="end" svg:x="14.087cm" svg:y="3.954cm" style:legend-expansion="high" chart:style-name="ch3"/>
        <chart:plot-area chart:style-name="ch4" table:cell-range-address="I.A20:I.C35" chart:data-source-has-labels="both" svg:x="1.331cm" svg:y="1.275cm" svg:width="12.436cm" svg:height="6.569cm">
          <chart:coordinate-region svg:x="2.614cm" svg:y="1.474cm" svg:width="11.011cm" svg:height="5.185cm"/>
          <chart:axis chart:dimension="x" chart:name="primary-x" chart:style-name="ch5" chartooo:axis-type="auto">
            <chartooo:date-scale/>
            <chart:title svg:x="6.328cm" svg:y="8.024cm" chart:style-name="ch6">
              <text:p>Ilosć elementów</text:p>
            </chart:title>
            <chart:categories table:cell-range-address="I.A21:I.A35"/>
          </chart:axis>
          <chart:axis chart:dimension="y" chart:name="primary-y" chart:style-name="ch7">
            <chart:title svg:x="0.451cm" svg:y="5.185cm" chart:style-name="ch8">
              <text:p>Czas [s]</text:p>
            </chart:title>
            <chart:grid chart:style-name="ch9" chart:class="major"/>
          </chart:axis>
          <chart:series chart:style-name="ch10" chart:values-cell-range-address="I.B21:I.B35" chart:label-cell-address="I.B20:I.B20" chart:class="chart:line">
            <chart:data-point chart:repeated="15"/>
          </chart:series>
          <chart:series chart:style-name="ch11" chart:values-cell-range-address="I.C21:I.C35" chart:label-cell-address="I.C20:I.C20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</text:p>
                <draw:g>
                  <svg:desc>I.B20:I.B20</svg:desc>
                </draw:g>
              </table:table-cell>
              <table:table-cell office:value-type="string">
                <text:p>tree</text:p>
                <draw:g>
                  <svg:desc>I.C20:I.C2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.A21:I.A35</svg:desc>
                </draw:g>
              </table:table-cell>
              <table:table-cell office:value-type="float" office:value="0.005941">
                <text:p>0.005941</text:p>
                <draw:g>
                  <svg:desc>I.B21:I.B35</svg:desc>
                </draw:g>
              </table:table-cell>
              <table:table-cell office:value-type="float" office:value="0.000205">
                <text:p>0.000205</text:p>
                <draw:g>
                  <svg:desc>I.C21:I.C35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22679">
                <text:p>0.022679</text:p>
              </table:table-cell>
              <table:table-cell office:value-type="float" office:value="0.000395">
                <text:p>0.00039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056363">
                <text:p>0.056363</text:p>
              </table:table-cell>
              <table:table-cell office:value-type="float" office:value="0.000649">
                <text:p>0.00064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093982">
                <text:p>0.093982</text:p>
              </table:table-cell>
              <table:table-cell office:value-type="float" office:value="0.000656">
                <text:p>0.000656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159078">
                <text:p>0.159078</text:p>
              </table:table-cell>
              <table:table-cell office:value-type="float" office:value="0.000932">
                <text:p>0.000932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257947">
                <text:p>0.257947</text:p>
              </table:table-cell>
              <table:table-cell office:value-type="float" office:value="0.001102">
                <text:p>0.00110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0.377496">
                <text:p>0.377496</text:p>
              </table:table-cell>
              <table:table-cell office:value-type="float" office:value="0.001435">
                <text:p>0.00143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0.516845">
                <text:p>0.516845</text:p>
              </table:table-cell>
              <table:table-cell office:value-type="float" office:value="0.001686">
                <text:p>0.00168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676863">
                <text:p>0.676863</text:p>
              </table:table-cell>
              <table:table-cell office:value-type="float" office:value="0.002116">
                <text:p>0.00211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882258">
                <text:p>0.882258</text:p>
              </table:table-cell>
              <table:table-cell office:value-type="float" office:value="0.002326">
                <text:p>0.002326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07612">
                <text:p>1.07612</text:p>
              </table:table-cell>
              <table:table-cell office:value-type="float" office:value="0.002662">
                <text:p>0.002662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29322">
                <text:p>1.29322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55336">
                <text:p>1.55336</text:p>
              </table:table-cell>
              <table:table-cell office:value-type="float" office:value="0.003379">
                <text:p>0.003379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.81934">
                <text:p>1.81934</text:p>
              </table:table-cell>
              <table:table-cell office:value-type="float" office:value="0.003711">
                <text:p>0.00371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47105">
                <text:p>2.47105</text:p>
              </table:table-cell>
              <table:table-cell office:value-type="float" office:value="0.004171">
                <text:p>0.0041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line" chart:style-name="ch1">
        <chart:title svg:x="4.814cm" svg:y="0.316cm" chart:style-name="ch2">
          <text:p>Czas usuwania całej sktruktury</text:p>
        </chart:title>
        <chart:legend chart:legend-position="end" svg:x="14.087cm" svg:y="3.955cm" style:legend-expansion="high" chart:style-name="ch3"/>
        <chart:plot-area chart:style-name="ch4" table:cell-range-address="I.A38:I.C53" chart:data-source-has-labels="both" svg:x="1.331cm" svg:y="1.275cm" svg:width="12.436cm" svg:height="6.57cm">
          <chart:coordinate-region svg:x="2.958cm" svg:y="1.474cm" svg:width="10.667cm" svg:height="5.186cm"/>
          <chart:axis chart:dimension="x" chart:name="primary-x" chart:style-name="ch5" chartooo:axis-type="auto">
            <chartooo:date-scale/>
            <chart:title svg:x="6.328cm" svg:y="8.025cm" chart:style-name="ch6">
              <text:p>Ilość elementów</text:p>
            </chart:title>
            <chart:categories table:cell-range-address="I.A39:I.A53"/>
          </chart:axis>
          <chart:axis chart:dimension="y" chart:name="primary-y" chart:style-name="ch7">
            <chart:title svg:x="0.451cm" svg:y="5.186cm" chart:style-name="ch8">
              <text:p>Czas [s]</text:p>
            </chart:title>
            <chart:grid chart:style-name="ch9" chart:class="major"/>
          </chart:axis>
          <chart:series chart:style-name="ch10" chart:values-cell-range-address="I.B39:I.B53" chart:label-cell-address="I.B38:I.B38" chart:class="chart:line">
            <chart:data-point chart:repeated="15"/>
          </chart:series>
          <chart:series chart:style-name="ch11" chart:values-cell-range-address="I.C39:I.C53" chart:label-cell-address="I.C38:I.C38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st</text:p>
                <draw:g>
                  <svg:desc>I.B38:I.B38</svg:desc>
                </draw:g>
              </table:table-cell>
              <table:table-cell office:value-type="string">
                <text:p>tree</text:p>
                <draw:g>
                  <svg:desc>I.C38:I.C38</svg:desc>
                </draw:g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I.A39:I.A53</svg:desc>
                </draw:g>
              </table:table-cell>
              <table:table-cell office:value-type="float" office:value="0.000251">
                <text:p>0.000251</text:p>
                <draw:g>
                  <svg:desc>I.B39:I.B53</svg:desc>
                </draw:g>
              </table:table-cell>
              <table:table-cell office:value-type="float" office:value="0.000182">
                <text:p>0.000182</text:p>
                <draw:g>
                  <svg:desc>I.C39:I.C5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312">
                <text:p>0.000312</text:p>
              </table:table-cell>
              <table:table-cell office:value-type="float" office:value="0.000356">
                <text:p>0.0003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0.000646">
                <text:p>0.000646</text:p>
              </table:table-cell>
              <table:table-cell office:value-type="float" office:value="0.000632">
                <text:p>0.000632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0.000867">
                <text:p>0.000867</text:p>
              </table:table-cell>
              <table:table-cell office:value-type="float" office:value="0.000853">
                <text:p>0.00085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0.000894">
                <text:p>0.000894</text:p>
              </table:table-cell>
              <table:table-cell office:value-type="float" office:value="0.001072">
                <text:p>0.00107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02033">
                <text:p>0.002033</text:p>
              </table:table-cell>
              <table:table-cell office:value-type="float" office:value="0.002166">
                <text:p>0.002166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0.001503">
                <text:p>0.001503</text:p>
              </table:table-cell>
              <table:table-cell office:value-type="float" office:value="0.001751">
                <text:p>0.00175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02669">
                <text:p>0.002669</text:p>
              </table:table-cell>
              <table:table-cell office:value-type="float" office:value="0.002616">
                <text:p>0.00261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0.00409">
                <text:p>0.00409</text:p>
              </table:table-cell>
              <table:table-cell office:value-type="float" office:value="0.003928">
                <text:p>0.00392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04785">
                <text:p>0.004785</text:p>
              </table:table-cell>
              <table:table-cell office:value-type="float" office:value="0.004472">
                <text:p>0.004472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0.00886">
                <text:p>0.00886</text:p>
              </table:table-cell>
              <table:table-cell office:value-type="float" office:value="0.006339">
                <text:p>0.00633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7205">
                <text:p>0.007205</text:p>
              </table:table-cell>
              <table:table-cell office:value-type="float" office:value="0.007425">
                <text:p>0.007425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0.008978">
                <text:p>0.008978</text:p>
              </table:table-cell>
              <table:table-cell office:value-type="float" office:value="0.010844">
                <text:p>0.010844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10994">
                <text:p>0.010994</text:p>
              </table:table-cell>
              <table:table-cell office:value-type="float" office:value="0.00667">
                <text:p>0.00667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0.007392">
                <text:p>0.007392</text:p>
              </table:table-cell>
              <table:table-cell office:value-type="float" office:value="0.011177">
                <text:p>0.0111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2.121cm" svg:y="0.315cm" chart:style-name="ch2">
          <text:p>Porównanie wysokości binarnego drzewa przeszukiwania i drzewa AVL</text:p>
        </chart:title>
        <chart:legend chart:legend-position="end" svg:x="13.655cm" svg:y="3.954cm" style:legend-expansion="high" chart:style-name="ch3"/>
        <chart:plot-area chart:style-name="ch4" table:cell-range-address="II.A1:II.C16" chart:data-source-has-labels="both" svg:x="1.33cm" svg:y="1.778cm" svg:width="12.006cm" svg:height="6.066cm">
          <chart:coordinate-region svg:x="1.951cm" svg:y="1.977cm" svg:width="11.385cm" svg:height="4.682cm"/>
          <chart:axis chart:dimension="x" chart:name="primary-x" chart:style-name="ch5" chartooo:axis-type="auto">
            <chartooo:date-scale/>
            <chart:title svg:x="6.112cm" svg:y="8.024cm" chart:style-name="ch6">
              <text:p>Ilość elementów</text:p>
            </chart:title>
            <chart:categories table:cell-range-address="II.A2:II.A16"/>
          </chart:axis>
          <chart:axis chart:dimension="y" chart:name="primary-y" chart:style-name="ch7">
            <chart:title svg:x="0.451cm" svg:y="5.596cm" chart:style-name="ch8">
              <text:p>Wysokość</text:p>
            </chart:title>
            <chart:grid chart:style-name="ch9" chart:class="major"/>
          </chart:axis>
          <chart:series chart:style-name="ch10" chart:values-cell-range-address="II.B2:II.B16" chart:label-cell-address="II.B1:II.B1" chart:class="chart:bar">
            <chart:data-point chart:repeated="15"/>
          </chart:series>
          <chart:series chart:style-name="ch11" chart:values-cell-range-address="II.C2:II.C16" chart:label-cell-address="II.C1:II.C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st_height</text:p>
                <draw:g>
                  <svg:desc>II.B1:II.B1</svg:desc>
                </draw:g>
              </table:table-cell>
              <table:table-cell office:value-type="string">
                <text:p>avl_height</text:p>
                <draw:g>
                  <svg:desc>II.C1:II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II.A2:II.A16</svg:desc>
                </draw:g>
              </table:table-cell>
              <table:table-cell office:value-type="float" office:value="25">
                <text:p>25</text:p>
                <draw:g>
                  <svg:desc>II.B2:II.B16</svg:desc>
                </draw:g>
              </table:table-cell>
              <table:table-cell office:value-type="float" office:value="9">
                <text:p>9</text:p>
                <draw:g>
                  <svg:desc>II.C2:II.C16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2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0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9">
                <text:p>4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7">
                <text:p>3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57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34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9">
                <text:p>3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2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